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4791in"/>
    </style:style>
    <style:style style:name="co15" style:family="table-column">
      <style:table-column-properties fo:break-before="auto" style:column-width="1.1874in"/>
    </style:style>
    <style:style style:name="co10" style:family="table-column">
      <style:table-column-properties fo:break-before="auto" style:column-width="0.8957in"/>
    </style:style>
    <style:style style:name="co14" style:family="table-column">
      <style:table-column-properties fo:break-before="auto" style:column-width="0.75in"/>
    </style:style>
    <style:style style:name="co6" style:family="table-column">
      <style:table-column-properties fo:break-before="auto" style:column-width="0.2709in"/>
    </style:style>
    <style:style style:name="co7" style:family="table-column">
      <style:table-column-properties fo:break-before="auto" style:column-width="1.0311in"/>
    </style:style>
    <style:style style:name="co8" style:family="table-column">
      <style:table-column-properties fo:break-before="auto" style:column-width="1.0626in"/>
    </style:style>
    <style:style style:name="co9" style:family="table-column">
      <style:table-column-properties fo:break-before="auto" style:column-width="0.8543in"/>
    </style:style>
    <style:style style:name="co11" style:family="table-column">
      <style:table-column-properties fo:break-before="auto" style:column-width="1.7291in"/>
    </style:style>
    <style:style style:name="co12" style:family="table-column">
      <style:table-column-properties fo:break-before="auto" style:column-width="0.8854in"/>
    </style:style>
    <style:style style:name="co13" style:family="table-column">
      <style:table-column-properties fo:break-before="auto" style:column-width="0.8945in"/>
    </style:style>
    <style:style style:name="co16" style:family="table-column">
      <style:table-column-properties fo:break-before="auto" style:column-width="0.8736in"/>
    </style:style>
    <style:style style:name="co17" style:family="table-column">
      <style:table-column-properties fo:break-before="auto" style:column-width="0.9146in"/>
    </style:style>
    <style:style style:name="co18" style:family="table-column">
      <style:table-column-properties fo:break-before="auto" style:column-width="0.8126in"/>
    </style:style>
    <style:style style:name="co19" style:family="table-column">
      <style:table-column-properties fo:break-before="auto" style:column-width="1.4898in"/>
    </style:style>
    <style:style style:name="co20" style:family="table-column">
      <style:table-column-properties fo:break-before="auto" style:column-width="0.6563in"/>
    </style:style>
    <style:style style:name="ro1" style:family="table-row">
      <style:table-row-properties style:row-height="0.2083in" fo:break-before="auto" style:use-optimal-row-height="true"/>
    </style:style>
    <style:style style:name="ro4" style:family="table-row">
      <style:table-row-properties style:row-height="0.198in" fo:break-before="auto" style:use-optimal-row-height="true"/>
    </style:style>
    <style:style style:name="ro3" style:family="table-row">
      <style:table-row-properties style:row-height="0.1945in" fo:break-before="auto" style:use-optimal-row-height="true"/>
    </style:style>
    <style:style style:name="ro5" style:family="table-row">
      <style:table-row-properties style:row-height="0.1965in"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08in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08in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08in solid #000000" style:vertical-align="automatic"/>
      <style:paragraph-properties fo:text-align="center"/>
    </style:style>
    <style:style style:name="ce10" style:family="table-cell" style:parent-style-name="Default" style:data-style-name="N0">
      <style:table-cell-properties style:text-align-source="fix" style:repeat-content="false" fo:border="0.0008in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08in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08in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08in solid #000000"/>
    </style:style>
    <style:style style:name="ce14" style:family="table-cell" style:parent-style-name="Default" style:data-style-name="N0">
      <style:table-cell-properties fo:background-color="transparent" fo:border="0.0008in solid #000000"/>
    </style:style>
    <style:style style:name="ce15" style:family="table-cell" style:parent-style-name="Default" style:data-style-name="N0">
      <style:table-cell-properties fo:background-color="#ffff99" fo:border="0.0008in solid #000000"/>
    </style:style>
    <style:style style:name="ce16" style:family="table-cell" style:parent-style-name="Default" style:data-style-name="N0">
      <style:text-properties fo:color="#ff0000" fo:font-weight="bold" style:font-weight-asian="bold" style:font-weight-complex="bold"/>
    </style:style>
    <style:style style:name="ce17" style:family="table-cell" style:parent-style-name="Default" style:data-style-name="N0">
      <style:table-cell-properties fo:border="0.0008in solid #000000"/>
      <style:text-properties fo:color="#ff0000"/>
    </style:style>
    <style:style style:name="ce18" style:family="table-cell" style:parent-style-name="Default" style:data-style-name="N0">
      <style:table-cell-properties fo:background-color="transparent" fo:border="0.0008in solid #000000"/>
      <style:text-properties fo:color="#ff0000"/>
    </style:style>
    <style:style style:name="ce19" style:family="table-cell" style:parent-style-name="Default" style:data-style-name="N0">
      <style:table-cell-properties fo:background-color="#ffff99" fo:border="0.0008in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ffff99" fo:border="0.0008in solid #000000"/>
      <style:text-properties fo:color="#ff0000" fo:language="en" fo:country="US"/>
    </style:style>
    <style:style style:name="ce22" style:family="table-cell" style:parent-style-name="Default" style:data-style-name="N0">
      <style:table-cell-properties fo:background-color="#00ff00" fo:border="0.0008in solid #000000"/>
    </style:style>
    <style:style style:name="ce26" style:family="table-cell" style:parent-style-name="Default" style:data-style-name="N0">
      <style:table-cell-properties fo:background-color="#ff0000" fo:border="0.0008in solid #000000"/>
    </style:style>
    <style:style style:name="ce27" style:family="table-cell" style:parent-style-name="Default" style:data-style-name="N0">
      <style:table-cell-properties fo:border="0.0008in solid #000000"/>
      <style:text-properties fo:language="en" fo:country="US"/>
    </style:style>
    <style:style style:name="ce28" style:family="table-cell" style:parent-style-name="Default" style:data-style-name="N0">
      <style:table-cell-properties fo:background-color="#ffff00" fo:border="0.0008in solid #000000"/>
    </style:style>
    <style:style style:name="ce29"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data-style-name="N1">
      <style:table-cell-properties fo:border="0.0008in solid #000000"/>
    </style:style>
    <style:style style:name="ce31" style:family="table-cell" style:parent-style-name="Default" style:data-style-name="N2">
      <style:table-cell-properties fo:border="0.0008in solid #000000"/>
    </style:style>
    <style:style style:name="ce32" style:family="table-cell" style:parent-style-name="Default" style:data-style-name="N2">
      <style:text-properties fo:font-weight="bold" style:font-weight-asian="bold"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20"/>
        <table:table-column table:style-name="co9" table:default-cell-style-name="ce20"/>
        <table:table-column table:style-name="co11" table:default-cell-style-name="ce20"/>
        <table:table-column table:style-name="co9" table:default-cell-style-name="ce1"/>
        <table:table-column table:style-name="co12"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10" table:default-cell-style-name="ce1"/>
        <table:table-column table:style-name="co19" table:default-cell-style-name="ce1"/>
        <table:table-column table:style-name="co20" table:number-columns-repeated="10" table:default-cell-style-name="ce1"/>
        <table:table-column table:style-name="co20" table:default-cell-style-name="ce25"/>
        <table:table-column table:style-name="co14" table:number-columns-repeated="999" table:default-cell-style-name="ce1"/>
        <table:table-row table:style-name="ro3">
          <table:table-cell table:number-columns-spanned="1" table:number-rows-spanned="2"/>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16" office:value-type="string" table:number-columns-spanned="1" table:number-rows-spanned="2">
            <text:p>Status</text:p>
          </table:table-cell>
          <table:table-cell table:style-name="ce16" office:value-type="string" table:number-columns-spanned="1" table:number-rows-spanned="2">
            <text:p>Interset driver</text:p>
          </table:table-cell>
          <table:table-cell table:style-name="ce16" office:value-type="string" table:number-columns-spanned="1" table:number-rows-spanned="2">
            <text:p>Automatic tags</text:p>
          </table:table-cell>
          <table:table-cell table:style-name="ce2" office:value-type="string" table:number-columns-spanned="1" table:number-rows-spanned="2">
            <text:p>Who</text:p>
          </table:table-cell>
          <table:table-cell table:style-name="ce2" office:value-type="string" table:number-columns-spanned="1" table:number-rows-spanned="2">
            <text:p>Who2</text:p>
          </table:table-cell>
          <table:table-cell table:style-name="ce4" office:value-type="string" table:number-columns-spanned="4" table:number-rows-spanned="1">
            <text:p>Source</text:p>
          </table:table-cell>
          <table:covered-table-cell table:number-columns-repeated="3"/>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9" office:value-type="string" table:number-columns-spanned="2" table:number-rows-spanned="1">
            <text:p>Training/TestSnt</text:p>
          </table:table-cell>
          <table:covered-table-cell table:style-name="ce2"/>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3">
          <table:covered-table-cell/>
          <table:covered-table-cell table:style-name="ce2"/>
          <table:covered-table-cell table:style-name="ce2"/>
          <table:covered-table-cell table:style-name="ce16"/>
          <table:covered-table-cell table:style-name="ce16"/>
          <table:covered-table-cell table:style-name="ce16"/>
          <table:covered-table-cell table:style-name="ce2"/>
          <table:covered-table-cell table:style-name="ce2"/>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covered-table-cell table:style-name="ce2"/>
          <table:covered-table-cell table:style-name="ce2"/>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9" office:value-type="string">
            <text:p>%</text:p>
          </table:table-cell>
          <table:table-cell table:style-name="ce29" office:value-type="string">
            <text:p>%</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32" office:value-type="string">
            <text:p>Percent</text:p>
          </table:table-cell>
          <table:table-cell table:number-columns-repeated="999"/>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13" office:value-type="string">
            <text:p>YES</text:p>
          </table:table-cell>
          <table:table-cell table:style-name="ce22"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30" table:formula="of:=[.O3]/[.U3]*100" office:value-type="float" office:value="95.695037791653">
            <text:p>96</text:p>
          </table:table-cell>
          <table:table-cell table:style-name="ce30" table:formula="of:=[.Q3]/[.U3]*100" office:value-type="float" office:value="4.30496220834703">
            <text:p>4</text:p>
          </table:table-cell>
          <table:table-cell table:style-name="ce13" table:formula="of:=[.O3]+[.Q3]" office:value-type="float" office:value="3043">
            <text:p>3043</text:p>
          </table:table-cell>
          <table:table-cell table:style-name="ce13" table:formula="of:=[.P3]+[.R3]" office:value-type="float" office:value="116793">
            <text:p>116793</text:p>
          </table:table-cell>
          <table:table-cell table:style-name="ce31" table:formula="of:=([.P3]+[.R3])/([.O3]+[.Q3])" office:value-type="float" office:value="38.3808741373644">
            <text:p>38.38</text:p>
          </table:table-cell>
          <table:table-cell table:style-name="ce13" office:value-type="float" office:value="431">
            <text:p>431</text:p>
          </table:table-cell>
          <table:table-cell table:style-name="ce31" table:formula="of:=[.X3]/([.R3]+[.P3])*100" office:value-type="float" office:value="0.369028965777059">
            <text:p>0.37</text:p>
          </table:table-cell>
          <table:table-cell table:number-columns-repeated="999"/>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2"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30" table:formula="of:=[.O4]/[.U4]*100" office:value-type="float" office:value="90.0053447354356">
            <text:p>90</text:p>
          </table:table-cell>
          <table:table-cell table:style-name="ce30" table:formula="of:=[.Q4]/[.U4]*100" office:value-type="float" office:value="9.9946552645644">
            <text:p>10</text:p>
          </table:table-cell>
          <table:table-cell table:style-name="ce13" table:formula="of:=[.O4]+[.Q4]" office:value-type="float" office:value="11226">
            <text:p>11226</text:p>
          </table:table-cell>
          <table:table-cell table:style-name="ce13" table:formula="of:=[.P4]+[.R4]" office:value-type="float" office:value="151604">
            <text:p>151604</text:p>
          </table:table-cell>
          <table:table-cell table:style-name="ce31" table:formula="of:=([.P4]+[.R4])/([.O4]+[.Q4])" office:value-type="float" office:value="13.5047211829681">
            <text:p>13.50</text:p>
          </table:table-cell>
          <table:table-cell table:style-name="ce14" office:value-type="float" office:value="1925">
            <text:p>1925</text:p>
          </table:table-cell>
          <table:table-cell table:style-name="ce31" table:formula="of:=[.X4]/([.R4]+[.P4])*100" office:value-type="float" office:value="1.2697554154244">
            <text:p>1.27</text:p>
          </table:table-cell>
          <table:table-cell table:number-columns-repeated="999"/>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2"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30" table:formula="of:=[.O5]/[.U5]*100" office:value-type="float" office:value="86.7139061116032">
            <text:p>87</text:p>
          </table:table-cell>
          <table:table-cell table:style-name="ce30" table:formula="of:=[.Q5]/[.U5]*100" office:value-type="float" office:value="13.2860938883968">
            <text:p>13</text:p>
          </table:table-cell>
          <table:table-cell table:style-name="ce13" table:formula="of:=[.O5]+[.Q5]" office:value-type="float" office:value="1129">
            <text:p>1129</text:p>
          </table:table-cell>
          <table:table-cell table:style-name="ce13" table:formula="of:=[.P5]+[.R5]" office:value-type="float" office:value="7252">
            <text:p>7252</text:p>
          </table:table-cell>
          <table:table-cell table:style-name="ce31" table:formula="of:=([.P5]+[.R5])/([.O5]+[.Q5])" office:value-type="float" office:value="6.42338352524358">
            <text:p>6.42</text:p>
          </table:table-cell>
          <table:table-cell table:style-name="ce13" office:value-type="float" office:value="78">
            <text:p>78</text:p>
          </table:table-cell>
          <table:table-cell table:style-name="ce31" table:formula="of:=[.X5]/([.R5]+[.P5])*100" office:value-type="float" office:value="1.07556536127965">
            <text:p>1.08</text:p>
          </table:table-cell>
          <table:table-cell table:number-columns-repeated="999"/>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Dan</text:p>
          </table:table-cell>
          <table:table-cell table:style-name="ce13"/>
          <table:table-cell table:style-name="ce22"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30" table:formula="of:=[.O6]/[.U6]*100" office:value-type="float" office:value="96.9896376976023">
            <text:p>97</text:p>
          </table:table-cell>
          <table:table-cell table:style-name="ce30" table:formula="of:=[.Q6]/[.U6]*100" office:value-type="float" office:value="3.0103623023977">
            <text:p>3</text:p>
          </table:table-cell>
          <table:table-cell table:style-name="ce13" table:formula="of:=[.O6]+[.Q6]" office:value-type="float" office:value="13221">
            <text:p>13221</text:p>
          </table:table-cell>
          <table:table-cell table:style-name="ce13" table:formula="of:=[.P6]+[.R6]" office:value-type="float" office:value="196151">
            <text:p>196151</text:p>
          </table:table-cell>
          <table:table-cell table:style-name="ce31" table:formula="of:=([.P6]+[.R6])/([.O6]+[.Q6])" office:value-type="float" office:value="14.8363210044626">
            <text:p>14.84</text:p>
          </table:table-cell>
          <table:table-cell table:style-name="ce13" office:value-type="float" office:value="747">
            <text:p>747</text:p>
          </table:table-cell>
          <table:table-cell table:style-name="ce31" table:formula="of:=[.X6]/([.R6]+[.P6])*100" office:value-type="float" office:value="0.380829055166683">
            <text:p>0.38</text:p>
          </table:table-cell>
          <table:table-cell table:number-columns-repeated="999"/>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2"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30" table:formula="of:=[.O7]/[.U7]*100" office:value-type="float" office:value="88.448137228625">
            <text:p>88</text:p>
          </table:table-cell>
          <table:table-cell table:style-name="ce30" table:formula="of:=[.Q7]/[.U7]*100" office:value-type="float" office:value="11.551862771375">
            <text:p>12</text:p>
          </table:table-cell>
          <table:table-cell table:style-name="ce13" table:formula="of:=[.O7]+[.Q7]" office:value-type="float" office:value="14924">
            <text:p>14924</text:p>
          </table:table-cell>
          <table:table-cell table:style-name="ce13" table:formula="of:=[.P7]+[.R7]" office:value-type="float" office:value="443317">
            <text:p>443317</text:p>
          </table:table-cell>
          <table:table-cell table:style-name="ce31" table:formula="of:=([.P7]+[.R7])/([.O7]+[.Q7])" office:value-type="float" office:value="29.7049718574109">
            <text:p>29.70</text:p>
          </table:table-cell>
          <table:table-cell table:style-name="ce13" office:value-type="float" office:value="0">
            <text:p>0</text:p>
          </table:table-cell>
          <table:table-cell table:style-name="ce31" table:formula="of:=[.X7]/([.R7]+[.P7])*100" office:value-type="float" office:value="0">
            <text:p>0.00</text:p>
          </table:table-cell>
          <table:table-cell table:number-columns-repeated="999"/>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7" office:value-type="string">
            <text:p>PDT ready</text:p>
          </table:table-cell>
          <table:table-cell table:style-name="ce17" office:value-type="string">
            <text:p>YES</text:p>
          </table:table-cell>
          <table:table-cell table:style-name="ce17"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2"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30" table:formula="of:=[.O8]/[.U8]*100" office:value-type="float" office:value="98.8849902534113">
            <text:p>99</text:p>
          </table:table-cell>
          <table:table-cell table:style-name="ce30" table:formula="of:=[.Q8]/[.U8]*100" office:value-type="float" office:value="1.11500974658869">
            <text:p>1</text:p>
          </table:table-cell>
          <table:table-cell table:style-name="ce13" table:formula="of:=[.O8]+[.Q8]" office:value-type="float" office:value="25650">
            <text:p>25650</text:p>
          </table:table-cell>
          <table:table-cell table:style-name="ce13" table:formula="of:=[.P8]+[.R8]" office:value-type="float" office:value="437020">
            <text:p>437020</text:p>
          </table:table-cell>
          <table:table-cell table:style-name="ce31" table:formula="of:=([.P8]+[.R8])/([.O8]+[.Q8])" office:value-type="float" office:value="17.0378167641326">
            <text:p>17.04</text:p>
          </table:table-cell>
          <table:table-cell table:style-name="ce13" office:value-type="float" office:value="8351">
            <text:p>8351</text:p>
          </table:table-cell>
          <table:table-cell table:style-name="ce31" table:formula="of:=[.X8]/([.R8]+[.P8])*100" office:value-type="float" office:value="1.91089652647476">
            <text:p>1.91</text:p>
          </table:table-cell>
          <table:table-cell table:number-columns-repeated="999"/>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2"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30" table:formula="of:=[.O9]/[.U9]*100" office:value-type="float" office:value="94.1582002902758">
            <text:p>94</text:p>
          </table:table-cell>
          <table:table-cell table:style-name="ce30" table:formula="of:=[.Q9]/[.U9]*100" office:value-type="float" office:value="5.84179970972424">
            <text:p>6</text:p>
          </table:table-cell>
          <table:table-cell table:style-name="ce13" table:formula="of:=[.O9]+[.Q9]" office:value-type="float" office:value="5512">
            <text:p>5512</text:p>
          </table:table-cell>
          <table:table-cell table:style-name="ce13" table:formula="of:=[.P9]+[.R9]" office:value-type="float" office:value="100238">
            <text:p>100238</text:p>
          </table:table-cell>
          <table:table-cell table:style-name="ce31" table:formula="of:=([.P9]+[.R9])/([.O9]+[.Q9])" office:value-type="float" office:value="18.1854136429608">
            <text:p>18.19</text:p>
          </table:table-cell>
          <table:table-cell table:style-name="ce13" office:value-type="float" office:value="988">
            <text:p>988</text:p>
          </table:table-cell>
          <table:table-cell table:style-name="ce31" table:formula="of:=[.X9]/([.R9]+[.P9])*100" office:value-type="float" office:value="0.985654143139328">
            <text:p>0.99</text:p>
          </table:table-cell>
          <table:table-cell table:number-columns-repeated="999"/>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8" office:value-type="string">
            <text:p>PDT ready</text:p>
          </table:table-cell>
          <table:table-cell table:style-name="ce18" office:value-type="string">
            <text:p>YES</text:p>
          </table:table-cell>
          <table:table-cell table:style-name="ce17"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2"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30" table:formula="of:=[.O10]/[.U10]*100" office:value-type="float" office:value="97.1896614488533">
            <text:p>97</text:p>
          </table:table-cell>
          <table:table-cell table:style-name="ce30" table:formula="of:=[.Q10]/[.U10]*100" office:value-type="float" office:value="2.81033855114671">
            <text:p>3</text:p>
          </table:table-cell>
          <table:table-cell table:style-name="ce13" table:formula="of:=[.O10]+[.Q10]" office:value-type="float" office:value="13735">
            <text:p>13735</text:p>
          </table:table-cell>
          <table:table-cell table:style-name="ce13" table:formula="of:=[.P10]+[.R10]" office:value-type="float" office:value="200654">
            <text:p>200654</text:p>
          </table:table-cell>
          <table:table-cell table:style-name="ce31" table:formula="of:=([.P10]+[.R10])/([.O10]+[.Q10])" office:value-type="float" office:value="14.6089552238806">
            <text:p>14.61</text:p>
          </table:table-cell>
          <table:table-cell table:style-name="ce14" office:value-type="float" office:value="10858">
            <text:p>10858</text:p>
          </table:table-cell>
          <table:table-cell table:style-name="ce31" table:formula="of:=[.X10]/([.R10]+[.P10])*100" office:value-type="float" office:value="5.41130503254358">
            <text:p>5.41</text:p>
          </table:table-cell>
          <table:table-cell table:number-columns-repeated="999"/>
        </table:table-row>
        <table:table-row table:style-name="ro5">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text:p>
          </table:table-cell>
          <table:table-cell table:style-name="ce14" office:value-type="string">
            <text:p>Nathan, Zdeněk</text:p>
          </table:table-cell>
          <table:table-cell table:style-name="ce14" office:value-type="string">
            <text:p>Martin</text:p>
          </table:table-cell>
          <table:table-cell table:style-name="ce13"/>
          <table:table-cell table:style-name="ce22" office:value-type="string">
            <text:p>YES</text:p>
          </table:table-cell>
          <table:table-cell table:style-name="ce14" office:value-type="string">
            <text:p>YES</text:p>
          </table:table-cell>
          <table:table-cell table:style-name="ce13"/>
          <table:table-cell table:style-name="ce13" office:value-type="string">
            <text:p>OK: LDC</text:p>
          </table:table-cell>
          <table:table-cell table:style-name="ce27"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3" office:value-type="float" office:value="18577">
            <text:p>18577</text:p>
          </table:table-cell>
          <table:table-cell table:style-name="ce13" office:value-type="float" office:value="446573">
            <text:p>446573</text:p>
          </table:table-cell>
          <table:table-cell table:style-name="ce13" office:value-type="float" office:value="214">
            <text:p>214</text:p>
          </table:table-cell>
          <table:table-cell table:style-name="ce13" office:value-type="float" office:value="5003">
            <text:p>5003</text:p>
          </table:table-cell>
          <table:table-cell table:style-name="ce30" table:formula="of:=[.O11]/[.U11]*100" office:value-type="float" office:value="98.8611569368315">
            <text:p>99</text:p>
          </table:table-cell>
          <table:table-cell table:style-name="ce30" table:formula="of:=[.Q11]/[.U11]*100" office:value-type="float" office:value="1.13884306316854">
            <text:p>1</text:p>
          </table:table-cell>
          <table:table-cell table:style-name="ce13" table:formula="of:=[.O11]+[.Q11]" office:value-type="float" office:value="18791">
            <text:p>18791</text:p>
          </table:table-cell>
          <table:table-cell table:style-name="ce13" table:formula="of:=[.P11]+[.R11]" office:value-type="float" office:value="451576">
            <text:p>451576</text:p>
          </table:table-cell>
          <table:table-cell table:style-name="ce31" table:formula="of:=([.P11]+[.R11])/([.O11]+[.Q11])" office:value-type="float" office:value="24.0315044436166">
            <text:p>24.03</text:p>
          </table:table-cell>
          <table:table-cell table:style-name="ce13" office:value-type="float" office:value="1493">
            <text:p>1493</text:p>
          </table:table-cell>
          <table:table-cell table:style-name="ce31" table:formula="of:=[.X11]/([.R11]+[.P11])*100" office:value-type="float" office:value="0.330619873509664">
            <text:p>0.33</text:p>
          </table:table-cell>
          <table:table-cell table:number-columns-repeated="999"/>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2" office:value-type="string">
            <text:p><text:a xlink:href="http://vvv.cs.ut.ee/~kaili/Korpus/puud/">http://vvv.cs.ut.ee/~kaili/Korpus/puud/</text:a></text:p>
          </table:table-cell>
          <table:table-cell table:style-name="ce13" office:value-type="string">
            <text:p>OK: freely downloadable</text:p>
          </table:table-cell>
          <table:table-cell table:style-name="ce28"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8" office:value-type="float" office:value="131">
            <text:p>131</text:p>
          </table:table-cell>
          <table:table-cell table:style-name="ce28" office:value-type="float" office:value="956">
            <text:p>956</text:p>
          </table:table-cell>
          <table:table-cell table:style-name="ce30" table:formula="of:=[.O12]/[.U12]*100" office:value-type="float" office:value="90.0380228136882">
            <text:p>90</text:p>
          </table:table-cell>
          <table:table-cell table:style-name="ce30" table:formula="of:=[.Q12]/[.U12]*100" office:value-type="float" office:value="9.96197718631179">
            <text:p>10</text:p>
          </table:table-cell>
          <table:table-cell table:style-name="ce13" table:formula="of:=[.O12]+[.Q12]" office:value-type="float" office:value="1315">
            <text:p>1315</text:p>
          </table:table-cell>
          <table:table-cell table:style-name="ce13" table:formula="of:=[.P12]+[.R12]" office:value-type="float" office:value="9491">
            <text:p>9491</text:p>
          </table:table-cell>
          <table:table-cell table:style-name="ce31" table:formula="of:=([.P12]+[.R12])/([.O12]+[.Q12])" office:value-type="float" office:value="7.21749049429658">
            <text:p>7.22</text:p>
          </table:table-cell>
          <table:table-cell table:style-name="ce14" office:value-type="float" office:value="7">
            <text:p>7</text:p>
          </table:table-cell>
          <table:table-cell table:style-name="ce31" table:formula="of:=[.X12]/([.R12]+[.P12])*100" office:value-type="float" office:value="0.0737540828152987">
            <text:p>0.07</text:p>
          </table:table-cell>
          <table:table-cell table:number-columns-repeated="999"/>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8" office:value-type="string">
            <text:p>PDT ready</text:p>
          </table:table-cell>
          <table:table-cell table:style-name="ce18" office:value-type="string">
            <text:p>YES</text:p>
          </table:table-cell>
          <table:table-cell table:style-name="ce18"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2" office:value-type="string">
            <text:p>http://bionlp.utu.fi/fintreebank.html</text:p>
          </table:table-cell>
          <table:table-cell table:style-name="ce14" office:value-type="string">
            <text:p>OK: Creative Commons Attribution Share-Alike</text:p>
          </table:table-cell>
          <table:table-cell table:style-name="ce28"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8" office:value-type="float" office:value="430">
            <text:p>430</text:p>
          </table:table-cell>
          <table:table-cell table:style-name="ce28" office:value-type="float" office:value="5425">
            <text:p>5425</text:p>
          </table:table-cell>
          <table:table-cell table:style-name="ce30" table:formula="of:=[.O13]/[.U13]*100" office:value-type="float" office:value="90.0162526120269">
            <text:p>90</text:p>
          </table:table-cell>
          <table:table-cell table:style-name="ce30" table:formula="of:=[.Q13]/[.U13]*100" office:value-type="float" office:value="9.98374738797307">
            <text:p>10</text:p>
          </table:table-cell>
          <table:table-cell table:style-name="ce13" table:formula="of:=[.O13]+[.Q13]" office:value-type="float" office:value="4307">
            <text:p>4307</text:p>
          </table:table-cell>
          <table:table-cell table:style-name="ce13" table:formula="of:=[.P13]+[.R13]" office:value-type="float" office:value="58576">
            <text:p>58576</text:p>
          </table:table-cell>
          <table:table-cell table:style-name="ce31" table:formula="of:=([.P13]+[.R13])/([.O13]+[.Q13])" office:value-type="float" office:value="13.6001857441375">
            <text:p>13.60</text:p>
          </table:table-cell>
          <table:table-cell table:style-name="ce14" office:value-type="float" office:value="299">
            <text:p>299</text:p>
          </table:table-cell>
          <table:table-cell table:style-name="ce31" table:formula="of:=[.X13]/([.R13]+[.P13])*100" office:value-type="float" office:value="0.510447965036875">
            <text:p>0.51</text:p>
          </table:table-cell>
          <table:table-cell table:number-columns-repeated="999"/>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7" office:value-type="string">
            <text:p>PDT ready</text:p>
          </table:table-cell>
          <table:table-cell table:style-name="ce17" office:value-type="string">
            <text:p>YES</text:p>
          </table:table-cell>
          <table:table-cell table:style-name="ce17"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2"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30" table:formula="of:=[.O14]/[.U14]*100" office:value-type="float" office:value="94.7396107311941">
            <text:p>95</text:p>
          </table:table-cell>
          <table:table-cell table:style-name="ce30" table:formula="of:=[.Q14]/[.U14]*100" office:value-type="float" office:value="5.26038926880589">
            <text:p>5</text:p>
          </table:table-cell>
          <table:table-cell table:style-name="ce13" table:formula="of:=[.O14]+[.Q14]" office:value-type="float" office:value="38020">
            <text:p>38020</text:p>
          </table:table-cell>
          <table:table-cell table:style-name="ce13" table:formula="of:=[.P14]+[.R14]" office:value-type="float" office:value="680710">
            <text:p>680710</text:p>
          </table:table-cell>
          <table:table-cell table:style-name="ce31" table:formula="of:=([.P14]+[.R14])/([.O14]+[.Q14])" office:value-type="float" office:value="17.9039978958443">
            <text:p>17.90</text:p>
          </table:table-cell>
          <table:table-cell table:style-name="ce13" office:value-type="float" office:value="15875">
            <text:p>15875</text:p>
          </table:table-cell>
          <table:table-cell table:style-name="ce31" table:formula="of:=[.X14]/([.R14]+[.P14])*100" office:value-type="float" office:value="2.33212381190228">
            <text:p>2.33</text:p>
          </table:table-cell>
          <table:table-cell table:number-columns-repeated="999"/>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Greek</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2"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30" table:formula="of:=[.O15]/[.U15]*100" office:value-type="float" office:value="93.2115782219159">
            <text:p>93</text:p>
          </table:table-cell>
          <table:table-cell table:style-name="ce30" table:formula="of:=[.Q15]/[.U15]*100" office:value-type="float" office:value="6.78842177808408">
            <text:p>7</text:p>
          </table:table-cell>
          <table:table-cell table:style-name="ce13" table:formula="of:=[.O15]+[.Q15]" office:value-type="float" office:value="2902">
            <text:p>2902</text:p>
          </table:table-cell>
          <table:table-cell table:style-name="ce13" table:formula="of:=[.P15]+[.R15]" office:value-type="float" office:value="70223">
            <text:p>70223</text:p>
          </table:table-cell>
          <table:table-cell table:style-name="ce31" table:formula="of:=([.P15]+[.R15])/([.O15]+[.Q15])" office:value-type="float" office:value="24.1981392143349">
            <text:p>24.20</text:p>
          </table:table-cell>
          <table:table-cell table:style-name="ce13" office:value-type="float" office:value="823">
            <text:p>823</text:p>
          </table:table-cell>
          <table:table-cell table:style-name="ce31" table:formula="of:=[.X15]/([.R15]+[.P15])*100" office:value-type="float" office:value="1.17198069008729">
            <text:p>1.17</text:p>
          </table:table-cell>
          <table:table-cell table:number-columns-repeated="999"/>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Greek (Ancient)</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2" office:value-type="string">
            <text:p>http://nlp.perseus.tufts.edu/syntax/treebank/greek.html</text:p>
          </table:table-cell>
          <table:table-cell table:style-name="ce13" office:value-type="string">
            <text:p>OK: Creative Commons</text:p>
          </table:table-cell>
          <table:table-cell table:style-name="ce28"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8" office:value-type="float" office:value="528">
            <text:p>528</text:p>
          </table:table-cell>
          <table:table-cell table:style-name="ce28" office:value-type="float" office:value="5925">
            <text:p>5925</text:p>
          </table:table-cell>
          <table:table-cell table:style-name="ce30" table:formula="of:=[.O16]/[.U16]*100" office:value-type="float" office:value="97.5047258979206">
            <text:p>98</text:p>
          </table:table-cell>
          <table:table-cell table:style-name="ce30" table:formula="of:=[.Q16]/[.U16]*100" office:value-type="float" office:value="2.49527410207939">
            <text:p>2</text:p>
          </table:table-cell>
          <table:table-cell table:style-name="ce13" table:formula="of:=[.O16]+[.Q16]" office:value-type="float" office:value="21160">
            <text:p>21160</text:p>
          </table:table-cell>
          <table:table-cell table:style-name="ce13" table:formula="of:=[.P16]+[.R16]" office:value-type="float" office:value="308882">
            <text:p>308882</text:p>
          </table:table-cell>
          <table:table-cell table:style-name="ce31" table:formula="of:=([.P16]+[.R16])/([.O16]+[.Q16])" office:value-type="float" office:value="14.5974480151229">
            <text:p>14.60</text:p>
          </table:table-cell>
          <table:table-cell table:style-name="ce14" office:value-type="float" office:value="60469">
            <text:p>60469</text:p>
          </table:table-cell>
          <table:table-cell table:style-name="ce31" table:formula="of:=[.X16]/([.R16]+[.P16])*100" office:value-type="float" office:value="19.5767315673947">
            <text:p>19.58</text:p>
          </table:table-cell>
          <table:table-cell table:number-columns-repeated="999"/>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number-columns-repeated="4"/>
          <table:table-cell table:style-name="ce22"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30" table:formula="of:=[.O17]/[.U17]*100" office:value-type="float" office:value="84.551920341394">
            <text:p>85</text:p>
          </table:table-cell>
          <table:table-cell table:style-name="ce30" table:formula="of:=[.Q17]/[.U17]*100" office:value-type="float" office:value="15.448079658606">
            <text:p>15</text:p>
          </table:table-cell>
          <table:table-cell table:style-name="ce13" table:formula="of:=[.O17]+[.Q17]" office:value-type="float" office:value="3515">
            <text:p>3515</text:p>
          </table:table-cell>
          <table:table-cell table:style-name="ce13" table:formula="of:=[.P17]+[.R17]" office:value-type="float" office:value="77068">
            <text:p>77068</text:p>
          </table:table-cell>
          <table:table-cell table:style-name="ce31" table:formula="of:=([.P17]+[.R17])/([.O17]+[.Q17])" office:value-type="float" office:value="21.9254623044097">
            <text:p>21.93</text:p>
          </table:table-cell>
          <table:table-cell table:style-name="ce14" office:value-type="float" office:value="862">
            <text:p>862</text:p>
          </table:table-cell>
          <table:table-cell table:style-name="ce31" table:formula="of:=[.X17]/([.R17]+[.P17])*100" office:value-type="float" office:value="1.11849275964084">
            <text:p>1.12</text:p>
          </table:table-cell>
          <table:table-cell table:number-columns-repeated="999"/>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Zdeněk</text:p>
          </table:table-cell>
          <table:table-cell table:style-name="ce13"/>
          <table:table-cell table:style-name="ce22"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30" table:formula="of:=[.O18]/[.U18]*100" office:value-type="float" office:value="93.9290161892902">
            <text:p>94</text:p>
          </table:table-cell>
          <table:table-cell table:style-name="ce30" table:formula="of:=[.Q18]/[.U18]*100" office:value-type="float" office:value="6.07098381070984">
            <text:p>6</text:p>
          </table:table-cell>
          <table:table-cell table:style-name="ce13" table:formula="of:=[.O18]+[.Q18]" office:value-type="float" office:value="6424">
            <text:p>6424</text:p>
          </table:table-cell>
          <table:table-cell table:style-name="ce13" table:formula="of:=[.P18]+[.R18]" office:value-type="float" office:value="139143">
            <text:p>139143</text:p>
          </table:table-cell>
          <table:table-cell table:style-name="ce31" table:formula="of:=([.P18]+[.R18])/([.O18]+[.Q18])" office:value-type="float" office:value="21.6598692403487">
            <text:p>21.66</text:p>
          </table:table-cell>
          <table:table-cell table:style-name="ce14" office:value-type="float" office:value="4032">
            <text:p>4032</text:p>
          </table:table-cell>
          <table:table-cell table:style-name="ce31" table:formula="of:=[.X18]/([.R18]+[.P18])*100" office:value-type="float" office:value="2.89773829800996">
            <text:p>2.90</text:p>
          </table:table-cell>
          <table:table-cell table:number-columns-repeated="999"/>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19" office:value-type="string">
            <text:p>source</text:p>
          </table:table-cell>
          <table:table-cell table:style-name="ce19" office:value-type="string">
            <text:p>YES</text:p>
          </table:table-cell>
          <table:table-cell table:style-name="ce21"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2"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30" table:formula="of:=[.O19]/[.U19]*100" office:value-type="float" office:value="98.8030600031225">
            <text:p>99</text:p>
          </table:table-cell>
          <table:table-cell table:style-name="ce30" table:formula="of:=[.Q19]/[.U19]*100" office:value-type="float" office:value="1.19693999687755">
            <text:p>1</text:p>
          </table:table-cell>
          <table:table-cell table:style-name="ce13" table:formula="of:=[.O19]+[.Q19]" office:value-type="float" office:value="57647">
            <text:p>57647</text:p>
          </table:table-cell>
          <table:table-cell table:style-name="ce13" table:formula="of:=[.P19]+[.R19]" office:value-type="float" office:value="342336">
            <text:p>342336</text:p>
          </table:table-cell>
          <table:table-cell table:style-name="ce31" table:formula="of:=([.P19]+[.R19])/([.O19]+[.Q19])" office:value-type="float" office:value="5.93848769233438">
            <text:p>5.94</text:p>
          </table:table-cell>
          <table:table-cell table:style-name="ce13"/>
          <table:table-cell table:style-name="ce31"/>
          <table:table-cell table:number-columns-repeated="999"/>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19" office:value-type="string">
            <text:p>source; no training-test split yet</text:p>
          </table:table-cell>
          <table:table-cell table:style-name="ce19"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2"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style-name="ce13" office:value-type="float" office:value="0">
            <text:p>0</text:p>
          </table:table-cell>
          <table:table-cell table:style-name="ce13" office:value-type="float" office:value="0">
            <text:p>0</text:p>
          </table:table-cell>
          <table:table-cell table:style-name="ce30" table:formula="of:=[.O20]/[.U20]*100" office:value-type="float" office:value="100">
            <text:p>100</text:p>
          </table:table-cell>
          <table:table-cell table:style-name="ce30" table:formula="of:=[.Q20]/[.U20]*100" office:value-type="float" office:value="0">
            <text:p>0</text:p>
          </table:table-cell>
          <table:table-cell table:style-name="ce13" table:formula="of:=[.O20]+[.Q20]" office:value-type="float" office:value="9124">
            <text:p>9124</text:p>
          </table:table-cell>
          <table:table-cell table:style-name="ce13" table:formula="of:=[.P20]+[.R20]" office:value-type="float" office:value="0">
            <text:p>#VALUE!</text:p>
          </table:table-cell>
          <table:table-cell table:style-name="Default"/>
          <table:table-cell table:style-name="ce14"/>
          <table:table-cell table:style-name="ce31"/>
          <table:table-cell table:number-columns-repeated="999"/>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Loganathan</text:p>
          </table:table-cell>
          <table:table-cell table:style-name="ce13"/>
          <table:table-cell table:style-name="ce22"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30" table:formula="of:=[.O21]/[.U21]*100" office:value-type="float" office:value="92.5870794879428">
            <text:p>93</text:p>
          </table:table-cell>
          <table:table-cell table:style-name="ce30" table:formula="of:=[.Q21]/[.U21]*100" office:value-type="float" office:value="7.41292051205716">
            <text:p>7</text:p>
          </table:table-cell>
          <table:table-cell table:style-name="ce13" table:formula="of:=[.O21]+[.Q21]" office:value-type="float" office:value="3359">
            <text:p>3359</text:p>
          </table:table-cell>
          <table:table-cell table:style-name="ce13" table:formula="of:=[.P21]+[.R21]" office:value-type="float" office:value="76295">
            <text:p>76295</text:p>
          </table:table-cell>
          <table:table-cell table:style-name="ce31" table:formula="of:=([.P21]+[.R21])/([.O21]+[.Q21])" office:value-type="float" office:value="22.7136052396547">
            <text:p>22.71</text:p>
          </table:table-cell>
          <table:table-cell table:style-name="ce14" office:value-type="float" office:value="354">
            <text:p>354</text:p>
          </table:table-cell>
          <table:table-cell table:style-name="ce31" table:formula="of:=[.X21]/([.R21]+[.P21])*100" office:value-type="float" office:value="0.463988465823448">
            <text:p>0.46</text:p>
          </table:table-cell>
          <table:table-cell table:number-columns-repeated="999"/>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table-cell table:style-name="ce22" office:value-type="string">
            <text:p>YES: Verbmobil</text:p>
          </table:table-cell>
          <table:table-cell table:style-name="ce13"/>
          <table:table-cell table:style-name="ce26"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6"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30" table:formula="of:=[.O22]/[.U22]*100" office:value-type="float" office:value="96.0063087928801">
            <text:p>96</text:p>
          </table:table-cell>
          <table:table-cell table:style-name="ce30" table:formula="of:=[.Q22]/[.U22]*100" office:value-type="float" office:value="3.99369120711992">
            <text:p>4</text:p>
          </table:table-cell>
          <table:table-cell table:style-name="ce13" table:formula="of:=[.O22]+[.Q22]" office:value-type="float" office:value="17753">
            <text:p>17753</text:p>
          </table:table-cell>
          <table:table-cell table:style-name="ce13" table:formula="of:=[.P22]+[.R22]" office:value-type="float" office:value="157172">
            <text:p>157172</text:p>
          </table:table-cell>
          <table:table-cell table:style-name="ce31" table:formula="of:=([.P22]+[.R22])/([.O22]+[.Q22])" office:value-type="float" office:value="8.85326423703036">
            <text:p>8.85</text:p>
          </table:table-cell>
          <table:table-cell table:style-name="ce14" office:value-type="float" office:value="1736">
            <text:p>1736</text:p>
          </table:table-cell>
          <table:table-cell table:style-name="ce31" table:formula="of:=[.X22]/([.R22]+[.P22])*100" office:value-type="float" office:value="1.10452243402133">
            <text:p>1.10</text:p>
          </table:table-cell>
          <table:table-cell table:number-columns-repeated="999"/>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2" office:value-type="string">
            <text:p>http://nlp.perseus.tufts.edu/syntax/treebank/latin.html</text:p>
          </table:table-cell>
          <table:table-cell table:style-name="ce13" office:value-type="string">
            <text:p>OK: Creative Commons</text:p>
          </table:table-cell>
          <table:table-cell table:style-name="ce28"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8" office:value-type="float" office:value="316">
            <text:p>316</text:p>
          </table:table-cell>
          <table:table-cell table:style-name="ce28" office:value-type="float" office:value="4789">
            <text:p>4789</text:p>
          </table:table-cell>
          <table:table-cell table:style-name="ce30" table:formula="of:=[.O23]/[.U23]*100" office:value-type="float" office:value="90.9012381226605">
            <text:p>91</text:p>
          </table:table-cell>
          <table:table-cell table:style-name="ce30" table:formula="of:=[.Q23]/[.U23]*100" office:value-type="float" office:value="9.09876187733948">
            <text:p>9</text:p>
          </table:table-cell>
          <table:table-cell table:style-name="ce13" table:formula="of:=[.O23]+[.Q23]" office:value-type="float" office:value="3473">
            <text:p>3473</text:p>
          </table:table-cell>
          <table:table-cell table:style-name="ce13" table:formula="of:=[.P23]+[.R23]" office:value-type="float" office:value="53143">
            <text:p>53143</text:p>
          </table:table-cell>
          <table:table-cell table:style-name="ce31" table:formula="of:=([.P23]+[.R23])/([.O23]+[.Q23])" office:value-type="float" office:value="15.3017564065649">
            <text:p>15.30</text:p>
          </table:table-cell>
          <table:table-cell table:style-name="ce14" office:value-type="float" office:value="4042">
            <text:p>4042</text:p>
          </table:table-cell>
          <table:table-cell table:style-name="ce31" table:formula="of:=[.X23]/([.R23]+[.P23])*100" office:value-type="float" office:value="7.60589353254427">
            <text:p>7.61</text:p>
          </table:table-cell>
          <table:table-cell table:number-columns-repeated="999"/>
        </table:table-row>
        <table:table-row table:style-name="ro5">
          <table:table-cell table:style-name="ce8" office:value-type="float" office:value="13">
            <text:p>13</text:p>
          </table:table-cell>
          <table:table-cell table:style-name="ce11" office:value-type="string">
            <text:p>fa</text:p>
          </table:table-cell>
          <table:table-cell table:style-name="ce14" office:value-type="string">
            <text:p>Persian</text:p>
          </table:table-cell>
          <table:table-cell table:style-name="ce18" office:value-type="string">
            <text:p>PDT ready</text:p>
          </table:table-cell>
          <table:table-cell table:style-name="ce18" office:value-type="string">
            <text:p>YES</text:p>
          </table:table-cell>
          <table:table-cell table:style-name="ce18" office:value-type="string">
            <text:p>No, but Mohammad can provide a tagger.</text:p>
          </table:table-cell>
          <table:table-cell table:style-name="ce14" office:value-type="string">
            <text:p>Dan</text:p>
          </table:table-cell>
          <table:table-cell table:style-name="ce14"/>
          <table:table-cell table:style-name="ce13"/>
          <table:table-cell table:style-name="ce14"/>
          <table:table-cell table:style-name="ce13"/>
          <table:table-cell table:style-name="ce22"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8"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8" office:value-type="float" office:value="329">
            <text:p>329</text:p>
          </table:table-cell>
          <table:table-cell table:style-name="ce28" office:value-type="float" office:value="6694">
            <text:p>6694</text:p>
          </table:table-cell>
          <table:table-cell table:style-name="ce30" table:formula="of:=[.O24]/[.U24]*100" office:value-type="float" office:value="97.3584905660377">
            <text:p>97</text:p>
          </table:table-cell>
          <table:table-cell table:style-name="ce30" table:formula="of:=[.Q24]/[.U24]*100" office:value-type="float" office:value="2.64150943396226">
            <text:p>3</text:p>
          </table:table-cell>
          <table:table-cell table:style-name="ce13" table:formula="of:=[.O24]+[.Q24]" office:value-type="float" office:value="12455">
            <text:p>12455</text:p>
          </table:table-cell>
          <table:table-cell table:style-name="ce13" table:formula="of:=[.P24]+[.R24]" office:value-type="float" office:value="189572">
            <text:p>189572</text:p>
          </table:table-cell>
          <table:table-cell table:style-name="ce31" table:formula="of:=([.P24]+[.R24])/([.O24]+[.Q24])" office:value-type="float" office:value="15.2205539943798">
            <text:p>15.22</text:p>
          </table:table-cell>
          <table:table-cell table:style-name="ce14" office:value-type="float" office:value="3357">
            <text:p>3357</text:p>
          </table:table-cell>
          <table:table-cell table:style-name="ce31" table:formula="of:=[.X24]/([.R24]+[.P24])*100" office:value-type="float" office:value="1.77083113539974">
            <text:p>1.77</text:p>
          </table:table-cell>
          <table:table-cell table:number-columns-repeated="999"/>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8" office:value-type="string">
            <text:p>PDT ready – almost</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Martin</text:p>
          </table:table-cell>
          <table:table-cell table:style-name="ce22"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30" table:formula="of:=[.O25]/[.U25]*100" office:value-type="float" office:value="96.9227481568544">
            <text:p>97</text:p>
          </table:table-cell>
          <table:table-cell table:style-name="ce30" table:formula="of:=[.Q25]/[.U25]*100" office:value-type="float" office:value="3.07725184314563">
            <text:p>3</text:p>
          </table:table-cell>
          <table:table-cell table:style-name="ce13" table:formula="of:=[.O25]+[.Q25]" office:value-type="float" office:value="9359">
            <text:p>9359</text:p>
          </table:table-cell>
          <table:table-cell table:style-name="ce13" table:formula="of:=[.P25]+[.R25]" office:value-type="float" office:value="212545">
            <text:p>212545</text:p>
          </table:table-cell>
          <table:table-cell table:style-name="ce31" table:formula="of:=([.P25]+[.R25])/([.O25]+[.Q25])" office:value-type="float" office:value="22.7102254514371">
            <text:p>22.71</text:p>
          </table:table-cell>
          <table:table-cell table:style-name="ce14" office:value-type="float" office:value="2778">
            <text:p>2778</text:p>
          </table:table-cell>
          <table:table-cell table:style-name="ce31" table:formula="of:=[.X25]/([.R25]+[.P25])*100" office:value-type="float" office:value="1.307017337505">
            <text:p>1.31</text:p>
          </table:table-cell>
          <table:table-cell table:number-columns-repeated="999"/>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8" office:value-type="string">
            <text:p>PDT ready</text:p>
          </table:table-cell>
          <table:table-cell table:style-name="ce18" office:value-type="string">
            <text:p>YES</text:p>
          </table:table-cell>
          <table:table-cell table:style-name="ce18"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2" office:value-type="string">
            <text:p>http://www.phobos.ro/roric/texts/xml/</text:p>
          </table:table-cell>
          <table:table-cell table:style-name="ce13" office:value-type="string">
            <text:p>OK: freely downloadable</text:p>
          </table:table-cell>
          <table:table-cell table:style-name="ce28"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8" office:value-type="float" office:value="266">
            <text:p>266</text:p>
          </table:table-cell>
          <table:table-cell table:style-name="ce28" office:value-type="float" office:value="2640">
            <text:p>2640</text:p>
          </table:table-cell>
          <table:table-cell table:style-name="ce30" table:formula="of:=[.O26]/[.U26]*100" office:value-type="float" office:value="93.419099455715">
            <text:p>93</text:p>
          </table:table-cell>
          <table:table-cell table:style-name="ce30" table:formula="of:=[.Q26]/[.U26]*100" office:value-type="float" office:value="6.58090054428501">
            <text:p>7</text:p>
          </table:table-cell>
          <table:table-cell table:style-name="ce13" table:formula="of:=[.O26]+[.Q26]" office:value-type="float" office:value="4042">
            <text:p>4042</text:p>
          </table:table-cell>
          <table:table-cell table:style-name="ce13" table:formula="of:=[.P26]+[.R26]" office:value-type="float" office:value="36150">
            <text:p>36150</text:p>
          </table:table-cell>
          <table:table-cell table:style-name="ce31" table:formula="of:=([.P26]+[.R26])/([.O26]+[.Q26])" office:value-type="float" office:value="8.94359228104899">
            <text:p>8.94</text:p>
          </table:table-cell>
          <table:table-cell table:style-name="ce14" office:value-type="float" office:value="0">
            <text:p>0</text:p>
          </table:table-cell>
          <table:table-cell table:style-name="ce31" office:value-type="float" office:value="0">
            <text:p>0.00</text:p>
          </table:table-cell>
          <table:table-cell table:number-columns-repeated="999"/>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2" office:value-type="string">
            <text:p>Igor Boguslavskij / Syntagrus</text:p>
          </table:table-cell>
          <table:table-cell table:style-name="ce13" office:value-type="string">
            <text:p>OK: research, let Igor know about interesting results</text:p>
          </table:table-cell>
          <table:table-cell table:style-name="ce28"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8" office:value-type="float" office:value="402">
            <text:p>402</text:p>
          </table:table-cell>
          <table:table-cell table:style-name="ce28" office:value-type="float" office:value="3458">
            <text:p>3458</text:p>
          </table:table-cell>
          <table:table-cell table:style-name="ce30" table:formula="of:=[.O27]/[.U27]*100" office:value-type="float" office:value="98.8479724888953">
            <text:p>99</text:p>
          </table:table-cell>
          <table:table-cell table:style-name="ce30" table:formula="of:=[.Q27]/[.U27]*100" office:value-type="float" office:value="1.15202751110474">
            <text:p>1</text:p>
          </table:table-cell>
          <table:table-cell table:style-name="ce13" table:formula="of:=[.O27]+[.Q27]" office:value-type="float" office:value="34895">
            <text:p>34895</text:p>
          </table:table-cell>
          <table:table-cell table:style-name="ce13" table:formula="of:=[.P27]+[.R27]" office:value-type="float" office:value="497465">
            <text:p>497465</text:p>
          </table:table-cell>
          <table:table-cell table:style-name="ce31" table:formula="of:=([.P27]+[.R27])/([.O27]+[.Q27])" office:value-type="float" office:value="14.2560538759135">
            <text:p>14.26</text:p>
          </table:table-cell>
          <table:table-cell table:style-name="ce14" office:value-type="float" office:value="4146">
            <text:p>4146</text:p>
          </table:table-cell>
          <table:table-cell table:style-name="ce31" table:formula="of:=[.X27]/([.R27]+[.P27])*100" office:value-type="float" office:value="0.83342546711829">
            <text:p>0.83</text:p>
          </table:table-cell>
          <table:table-cell table:number-columns-repeated="999"/>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2"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30" table:formula="of:=[.O28]/[.U28]*100" office:value-type="float" office:value="79.2355371900827">
            <text:p>79</text:p>
          </table:table-cell>
          <table:table-cell table:style-name="ce30" table:formula="of:=[.Q28]/[.U28]*100" office:value-type="float" office:value="20.7644628099174">
            <text:p>21</text:p>
          </table:table-cell>
          <table:table-cell table:style-name="ce13" table:formula="of:=[.O28]+[.Q28]" office:value-type="float" office:value="1936">
            <text:p>1936</text:p>
          </table:table-cell>
          <table:table-cell table:style-name="ce13" table:formula="of:=[.P28]+[.R28]" office:value-type="float" office:value="35140">
            <text:p>35140</text:p>
          </table:table-cell>
          <table:table-cell table:style-name="ce31" table:formula="of:=([.P28]+[.R28])/([.O28]+[.Q28])" office:value-type="float" office:value="18.150826446281">
            <text:p>18.15</text:p>
          </table:table-cell>
          <table:table-cell table:style-name="ce13" office:value-type="float" office:value="675">
            <text:p>675</text:p>
          </table:table-cell>
          <table:table-cell table:style-name="ce31" table:formula="of:=[.X28]/([.R28]+[.P28])*100" office:value-type="float" office:value="1.92088787706318">
            <text:p>1.92</text:p>
          </table:table-cell>
          <table:table-cell table:number-columns-repeated="999"/>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2"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30" table:formula="of:=[.O29]/[.U29]*100" office:value-type="float" office:value="89.6458958958959">
            <text:p>90</text:p>
          </table:table-cell>
          <table:table-cell table:style-name="ce30" table:formula="of:=[.Q29]/[.U29]*100" office:value-type="float" office:value="10.3541041041041">
            <text:p>10</text:p>
          </table:table-cell>
          <table:table-cell table:style-name="ce13" table:formula="of:=[.O29]+[.Q29]" office:value-type="float" office:value="15984">
            <text:p>15984</text:p>
          </table:table-cell>
          <table:table-cell table:style-name="ce13" table:formula="of:=[.P29]+[.R29]" office:value-type="float" office:value="477810">
            <text:p>477810</text:p>
          </table:table-cell>
          <table:table-cell table:style-name="ce31" table:formula="of:=([.P29]+[.R29])/([.O29]+[.Q29])" office:value-type="float" office:value="29.893018018018">
            <text:p>29.89</text:p>
          </table:table-cell>
          <table:table-cell table:style-name="ce13" office:value-type="float" office:value="0">
            <text:p>0</text:p>
          </table:table-cell>
          <table:table-cell table:style-name="ce31" table:formula="of:=[.X29]/([.R29]+[.P29])*100" office:value-type="float" office:value="0">
            <text:p>0.00</text:p>
          </table:table-cell>
          <table:table-cell table:number-columns-repeated="999"/>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Dan</text:p>
          </table:table-cell>
          <table:table-cell table:style-name="ce14" office:value-type="string">
            <text:p>Dan</text:p>
          </table:table-cell>
          <table:table-cell table:style-name="ce22"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30" table:formula="of:=[.O30]/[.U30]*100" office:value-type="float" office:value="96.5969731432071">
            <text:p>97</text:p>
          </table:table-cell>
          <table:table-cell table:style-name="ce30" table:formula="of:=[.Q30]/[.U30]*100" office:value-type="float" office:value="3.40302685679293">
            <text:p>3</text:p>
          </table:table-cell>
          <table:table-cell table:style-name="ce13" table:formula="of:=[.O30]+[.Q30]" office:value-type="float" office:value="11431">
            <text:p>11431</text:p>
          </table:table-cell>
          <table:table-cell table:style-name="ce13" table:formula="of:=[.P30]+[.R30]" office:value-type="float" office:value="197123">
            <text:p>197123</text:p>
          </table:table-cell>
          <table:table-cell table:style-name="ce31" table:formula="of:=([.P30]+[.R30])/([.O30]+[.Q30])" office:value-type="float" office:value="17.2445980229201">
            <text:p>17.24</text:p>
          </table:table-cell>
          <table:table-cell table:style-name="ce13" office:value-type="float" office:value="1928">
            <text:p>1928</text:p>
          </table:table-cell>
          <table:table-cell table:style-name="ce31" table:formula="of:=[.X30]/([.R30]+[.P30])*100" office:value-type="float" office:value="0.978069530191809">
            <text:p>0.98</text:p>
          </table:table-cell>
          <table:table-cell table:number-columns-repeated="999"/>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2"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30" table:formula="of:=[.O31]/[.U31]*100" office:value-type="float" office:value="80">
            <text:p>80</text:p>
          </table:table-cell>
          <table:table-cell table:style-name="ce30" table:formula="of:=[.Q31]/[.U31]*100" office:value-type="float" office:value="20">
            <text:p>20</text:p>
          </table:table-cell>
          <table:table-cell table:style-name="ce13" table:formula="of:=[.O31]+[.Q31]" office:value-type="float" office:value="600">
            <text:p>600</text:p>
          </table:table-cell>
          <table:table-cell table:style-name="ce13" table:formula="of:=[.P31]+[.R31]" office:value-type="float" office:value="9581">
            <text:p>9581</text:p>
          </table:table-cell>
          <table:table-cell table:style-name="ce31" table:formula="of:=([.P31]+[.R31])/([.O31]+[.Q31])" office:value-type="float" office:value="15.9683333333333">
            <text:p>15.97</text:p>
          </table:table-cell>
          <table:table-cell table:style-name="ce13" office:value-type="float" office:value="15">
            <text:p>15</text:p>
          </table:table-cell>
          <table:table-cell table:style-name="ce31" table:formula="of:=[.X31]/([.R31]+[.P31])*100" office:value-type="float" office:value="0.156559858052395">
            <text:p>0.16</text:p>
          </table:table-cell>
          <table:table-cell table:number-columns-repeated="999"/>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2"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30" table:formula="of:=[.O32]/[.U32]*100" office:value-type="float" office:value="89.6551724137931">
            <text:p>90</text:p>
          </table:table-cell>
          <table:table-cell table:style-name="ce30" table:formula="of:=[.Q32]/[.U32]*100" office:value-type="float" office:value="10.3448275862069">
            <text:p>10</text:p>
          </table:table-cell>
          <table:table-cell table:style-name="ce13" table:formula="of:=[.O32]+[.Q32]" office:value-type="float" office:value="1450">
            <text:p>1450</text:p>
          </table:table-cell>
          <table:table-cell table:style-name="ce13" table:formula="of:=[.P32]+[.R32]" office:value-type="float" office:value="5722">
            <text:p>5722</text:p>
          </table:table-cell>
          <table:table-cell table:style-name="ce31" table:formula="of:=([.P32]+[.R32])/([.O32]+[.Q32])" office:value-type="float" office:value="3.94620689655172">
            <text:p>3.95</text:p>
          </table:table-cell>
          <table:table-cell table:style-name="ce13" office:value-type="float" office:value="13">
            <text:p>13</text:p>
          </table:table-cell>
          <table:table-cell table:style-name="ce31" table:formula="of:=[.X32]/([.R32]+[.P32])*100" office:value-type="float" office:value="0.227193289059769">
            <text:p>0.23</text:p>
          </table:table-cell>
          <table:table-cell table:number-columns-repeated="999"/>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2"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30" table:formula="of:=[.O33]/[.U33]*100" office:value-type="float" office:value="94.9452401010952">
            <text:p>95</text:p>
          </table:table-cell>
          <table:table-cell table:style-name="ce30" table:formula="of:=[.Q33]/[.U33]*100" office:value-type="float" office:value="5.0547598989048">
            <text:p>5</text:p>
          </table:table-cell>
          <table:table-cell table:style-name="ce13" table:formula="of:=[.O33]+[.Q33]" office:value-type="float" office:value="5935">
            <text:p>5935</text:p>
          </table:table-cell>
          <table:table-cell table:style-name="ce13" table:formula="of:=[.P33]+[.R33]" office:value-type="float" office:value="69695">
            <text:p>69695</text:p>
          </table:table-cell>
          <table:table-cell table:style-name="ce31" table:formula="of:=([.P33]+[.R33])/([.O33]+[.Q33])" office:value-type="float" office:value="11.743049705139">
            <text:p>11.74</text:p>
          </table:table-cell>
          <table:table-cell table:style-name="ce13" office:value-type="float" office:value="3716">
            <text:p>3716</text:p>
          </table:table-cell>
          <table:table-cell table:style-name="ce31" table:formula="of:=[.X33]/([.R33]+[.P33])*100" office:value-type="float" office:value="5.33180285529808">
            <text:p>5.33</text:p>
          </table:table-cell>
          <table:table-cell table:number-columns-repeated="999"/>
        </table:table-row>
        <table:table-row table:style-name="ro3" table:number-rows-repeated="2">
          <table:table-cell table:number-columns-repeated="1024"/>
        </table:table-row>
        <table:table-row table:style-name="ro3">
          <table:table-cell table:number-columns-repeated="5"/>
          <table:table-cell office:value-type="string">
            <text:p>Unused</text:p>
          </table:table-cell>
          <table:table-cell table:number-columns-repeated="1018"/>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2"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30" table:formula="of:=[.O37]/[.U37]*100" office:value-type="float" office:value="96.7153374535247">
            <text:p>97</text:p>
          </table:table-cell>
          <table:table-cell table:style-name="ce30" table:formula="of:=[.Q37]/[.U37]*100" office:value-type="float" office:value="3.28466254647527">
            <text:p>3</text:p>
          </table:table-cell>
          <table:table-cell table:style-name="ce13" table:formula="of:=[.O37]+[.Q37]" office:value-type="float" office:value="40613">
            <text:p>40613</text:p>
          </table:table-cell>
          <table:table-cell table:style-name="ce13" table:formula="of:=[.P37]+[.R37]" office:value-type="float" office:value="991535">
            <text:p>991535</text:p>
          </table:table-cell>
          <table:table-cell table:style-name="ce31" table:formula="of:=([.P37]+[.R37])/([.O37]+[.Q37])" office:value-type="float" office:value="24.4142269716593">
            <text:p>24.41</text:p>
          </table:table-cell>
          <table:table-cell table:style-name="ce13" office:value-type="float" office:value="3819">
            <text:p>3819</text:p>
          </table:table-cell>
          <table:table-cell table:style-name="ce31" table:formula="of:=[.X37]/([.R37]+[.P37])*100" office:value-type="float" office:value="0.385160382639039">
            <text:p>0.39</text:p>
          </table:table-cell>
          <table:table-cell table:number-columns-repeated="999"/>
        </table:table-row>
        <table:table-row table:style-name="ro3" table:number-rows-repeated="1048538">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07/26/2012</text:date>, <text:time>17:13:37</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Zdenek Zabokrtsky</meta:initial-creator>
    <dc:creator>popel </dc:creator>
    <meta:creation-date>2011-06-27T11:53:16Z</meta:creation-date>
    <dc:date>2012-07-26T17:13:37</dc:date>
    <meta:editing-cycles>135</meta:editing-cycles>
    <meta:editing-duration>PT27H39M36S</meta:editing-duration>
    <meta:document-statistic meta:table-count="2" meta:cell-count="844" meta:object-count="0"/>
  </office:meta>
</office:document-meta>
</file>